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lower &lt;&gt; Caps" text:name="LTc_ConverterName"/>
        <text:user-field-decl office:value-type="string" office:string-value="True" text:name="LTc_ConvDirectionFw"/>
        <text:user-field-decl office:value-type="string" office:string-value="0" text:name="LTc_ConvNormalize"/>
        <text:user-field-decl office:value-type="string" office:string-value="WholeDoc" text:name="LTc_WhichScope"/>
        <text:user-field-decl office:value-type="string" office:string-value="" text:name="LTc_WhichTarget"/>
        <text:user-field-decl office:value-type="string" office:string-value="" text:name="LTc_ScopeStyle"/>
        <text:user-field-decl office:value-type="string" office:string-value="" text:name="LTc_ScopeFont"/>
        <text:user-field-decl office:value-type="string" office:string-value="" text:name="LTc_TargetParaStyle"/>
        <text:user-field-decl office:value-type="string" office:string-value="\tx \mb" text:name="LTc_SFM_Markers"/>
      </text:user-field-decls>
      <text:p text:style-name="Standard"/>
      <text:p text:style-name="Standard">aa</text:p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bb</text:p>
          </table:table-cell>
          <table:table-cell table:style-name="Table1.B1" office:value-type="string">
            <text:p text:style-name="Table_20_Contents">cc</text:p>
          </table:table-cell>
        </table:table-row>
        <table:table-row>
          <table:table-cell table:style-name="Table1.A2" office:value-type="string">
            <text:p text:style-name="Table_20_Contents">dd</text:p>
          </table:table-cell>
          <table:table-cell table:style-name="Table1.B2" office:value-type="string">
            <text:p text:style-name="Table_20_Contents">ee</text:p>
          </table:table-cell>
        </table:table-row>
      </table:table>
      <text:p text:style-name="Standard"/>
      <text:p text:style-name="Standard">ff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ta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9902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ta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im Kornelsen</meta:initial-creator>
    <meta:creation-date>2010-03-19T16:30:03.57</meta:creation-date>
    <dc:date>2010-03-20T00:03:52.47</dc:date>
    <dc:creator>Jim Kornelsen</dc:creator>
    <meta:editing-duration>PT01H23M08S</meta:editing-duration>
    <meta:editing-cycles>2</meta:editing-cycles>
    <meta:generator>OpenOffice.org/3.2$Win32 OpenOffice.org_project/320m12$Build-9483</meta:generator>
    <meta:document-statistic meta:table-count="1" meta:image-count="0" meta:object-count="0" meta:page-count="1" meta:paragraph-count="6" meta:word-count="6" meta:character-count="12"/>
  </office:meta>
</office:document-meta>
</file>